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2478" officeooo:paragraph-rsid="001a2478"/>
    </style:style>
    <style:style style:name="P2" style:family="paragraph" style:parent-style-name="Standard">
      <style:text-properties officeooo:rsid="001a2478" officeooo:paragraph-rsid="00243089"/>
    </style:style>
    <style:style style:name="P3" style:family="paragraph" style:parent-style-name="Standard">
      <style:text-properties officeooo:rsid="001a2478" officeooo:paragraph-rsid="0025c689"/>
    </style:style>
    <style:style style:name="P4" style:family="paragraph" style:parent-style-name="Standard" style:list-style-name="L2">
      <style:text-properties officeooo:rsid="0022cafd" officeooo:paragraph-rsid="0022cafd"/>
    </style:style>
    <style:style style:name="P5" style:family="paragraph" style:parent-style-name="Standard">
      <style:text-properties officeooo:rsid="0022cafd" officeooo:paragraph-rsid="0022cafd"/>
    </style:style>
    <style:style style:name="P6" style:family="paragraph" style:parent-style-name="Standard">
      <style:text-properties officeooo:rsid="00243089" officeooo:paragraph-rsid="00243089"/>
    </style:style>
    <style:style style:name="T1" style:family="text">
      <style:text-properties officeooo:rsid="0022cafd"/>
    </style:style>
    <style:style style:name="T2" style:family="text">
      <style:text-properties officeooo:rsid="00243089"/>
    </style:style>
    <style:style style:name="T3" style:family="text">
      <style:text-properties officeooo:rsid="002451b0"/>
    </style:style>
    <style:style style:name="T4" style:family="text">
      <style:text-properties officeooo:rsid="002caf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wrangling task</text:p>
      <text:p text:style-name="P1"/>
      <text:p text:style-name="P3">Here is a list of <text:span text:style-name="T1">affiliations. Each affiliation is a string roughly in the format of “Department of X, University of Y, Street address, City, Country”. Country (almost) always comes after the last comma. You should write a program that will accept a list of affiliation strings and return countries. </text:span></text:p>
      <text:p text:style-name="P3"/>
      <text:p text:style-name="P2"><text:span text:style-name="T2">More specifically, for each affiliation, I want you to: <text:line-break/></text:span></text:p>
      <text:list xml:id="list2276102324" text:style-name="L2">
        <text:list-item>
          <text:p text:style-name="P4">Extract the country name. <text:span text:style-name="T4">This is probably easiest to do by splitting the string on commas and retaining the last piece.</text:span></text:p>
        </text:list-item>
        <text:list-item>
          <text:p text:style-name="P4">Match each country name to a country in the list of unique country names also provided. This is to ensure that “USA”, “U.S.A”, “United States”, “United States of America” etc, all get coded as the same thing.</text:p>
        </text:list-item>
        <text:list-item>
          <text:p text:style-name="P4">Some affiliations that are based in the US don’t list the country, only the state. These should all be coded as USA. I’ve also provided a list of US states and their abbreviations to help with this.</text:p>
        </text:list-item>
        <text:list-item>
          <text:p text:style-name="P4">Some strings may come in the format “…, Postcode Country” or “…, Postcode State” so you may need to remove the postcode.</text:p>
        </text:list-item>
        <text:list-item>
          <text:p text:style-name="P4">Those affiliations that don’t match any of the countries (or states) in the lists provided, should be flagged to be inspected manually.</text:p>
        </text:list-item>
      </text:list>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5T10:33:55.105915707</meta:creation-date>
    <meta:editing-duration>PT1H44M36S</meta:editing-duration>
    <meta:editing-cycles>3</meta:editing-cycles>
    <meta:generator>LibreOffice/6.0.7.3$Linux_X86_64 LibreOffice_project/00m0$Build-3</meta:generator>
    <dc:date>2021-10-26T10:56:14.400242082</dc:date>
    <meta:document-statistic meta:table-count="0" meta:image-count="0" meta:object-count="0" meta:page-count="1" meta:paragraph-count="8" meta:word-count="206" meta:character-count="1168" meta:non-whitespace-character-count="972"/>
  </office:meta>
</office:document-meta>
</file>